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ell's Inequality and FIELD Dynamics in Oscillatory Field Theory (OFT)</text:h>
      <text:h text:style-name="Heading_20_3" text:outline-level="3">Abstract</text:h>
      <text:p text:style-name="Text_20_body">This report explores quantum entanglement and Bell's inequality through the lens of Oscillatory Field Theory (OFT). Using FIELD-mediated correlations, entangled nodes dynamically align their oscillatory states without relying on classical notions of signal transmission or spatial traversal. Simulations validate FIELD alignment and coherence in the context of Bell's inequality.</text:p>
      <text:p text:style-name="Horizontal_20_Line"/>
      <text:h text:style-name="Heading_20_3" text:outline-level="3">1. <text:span text:style-name="Strong_20_Emphasis">Introduction</text:span></text:h>
      <text:list text:style-name="L1">
        <text:list-item>
          <text:p text:style-name="P2"><text:span text:style-name="Strong_20_Emphasis">Bell's Inequality</text:span>:</text:p>
          <text:list>
            <text:list-item>
              <text:p text:style-name="P3">A cornerstone of quantum mechanics, Bell's inequality tests the limits of local realism. </text:p>
            </text:list-item>
            <text:list-item>
              <text:p text:style-name="P3">The inequality: S=E(a,b)+E(a′,b)+E(a,b′)−E(a′,b′)S = E(a, b) + E(a', b) + E(a, b') - E(a', b') Where E(a,b)E(a, b) represents the correlation between detector angles aa and bb. </text:p>
            </text:list-item>
            <text:list-item>
              <text:p text:style-name="P3">Violation of S≤2S \leq 2 demonstrates non-locality. </text:p>
            </text:list-item>
          </text:list>
        </text:list-item>
        <text:list-item>
          <text:p text:style-name="P2"><text:span text:style-name="Strong_20_Emphasis">FIELD Interpretation in OFT</text:span>:</text:p>
          <text:list>
            <text:list-item>
              <text:p text:style-name="P3">The FIELD aligns oscillatory states of entangled nodes dynamically. </text:p>
            </text:list-item>
            <text:list-item>
              <text:p text:style-name="P2">Correlations arise from FIELD-mediated tension and phase synchronization. </text:p>
            </text:list-item>
          </text:list>
        </text:list-item>
      </text:list>
      <text:p text:style-name="Horizontal_20_Line"/>
      <text:h text:style-name="Heading_20_3" text:outline-level="3">2. <text:span text:style-name="Strong_20_Emphasis">FIELD-Mediated Correlations</text:span></text:h>
      <text:h text:style-name="Heading_20_4" text:outline-level="4">2.1 Simulation Setup</text:h>
      <text:list text:style-name="L2">
        <text:list-item>
          <text:p text:style-name="P5"><text:span text:style-name="Strong_20_Emphasis">Measurement Settings</text:span>: </text:p>
          <text:list>
            <text:list-item>
              <text:p text:style-name="P5">Detector angles for particle 1: a,a′a, a'. </text:p>
            </text:list-item>
            <text:list-item>
              <text:p text:style-name="P5">Detector angles for particle 2: b,b′b, b'. </text:p>
            </text:list-item>
          </text:list>
        </text:list-item>
        <text:list-item>
          <text:p text:style-name="P5"><text:span text:style-name="Strong_20_Emphasis">Correlation Function</text:span>: </text:p>
          <text:list>
            <text:list-item>
              <text:p text:style-name="P5">FIELD-mediated correlation: E(a,b)=cos⁡(a−b)⋅e−TFIELD⋅∣a−b∣E(a, b) = \cos(a - b) \cdot e^{-T_{FIELD} \cdot |a - b|} </text:p>
            </text:list-item>
            <text:list-item>
              <text:p text:style-name="P4">TFIELDT_{FIELD}: FIELD tension regulating phase alignment. </text:p>
            </text:list-item>
          </text:list>
        </text:list-item>
      </text:list>
      <text:p text:style-name="Preformatted_20_Text"><text:span text:style-name="Source_20_Text">def field_correlation(angle1, angle2, FIELD_tension=0.1):</text:span></text:p>
      <text:p text:style-name="P1"><text:span text:style-name="Source_20_Text"><text:s text:c="4"/>return np.cos(angle1 - angle2) * np.exp(-FIELD_tension * np.abs(angle1 - angle2))</text:span></text:p>
      <text:h text:style-name="Heading_20_4" text:outline-level="4">2.2 Results</text:h>
      <text:list text:style-name="L3">
        <text:list-item>
          <text:p text:style-name="P7"><text:span text:style-name="Strong_20_Emphasis">Correlation Matrix</text:span>: </text:p>
          <text:list>
            <text:list-item>
              <text:p text:style-name="P7">Visualized FIELD-mediated correlations for all detector angle pairs. </text:p>
            </text:list-item>
            <text:list-item>
              <text:p text:style-name="P7">Higher correlations occur at aligned angles, decreasing with angular mismatch. </text:p>
            </text:list-item>
          </text:list>
        </text:list-item>
        <text:list-item>
          <text:p text:style-name="P7"><text:soft-page-break/><text:span text:style-name="Strong_20_Emphasis">Bell Parameter</text:span>: </text:p>
          <text:list>
            <text:list-item>
              <text:p text:style-name="P7">Simulated settings: a=π4,  a′=3π4,  b=π8,  b′=5π8a = \frac{\pi}{4}, \; a' = \frac{3\pi}{4}, \; b = \frac{\pi}{8}, \; b' = \frac{5\pi}{8} </text:p>
            </text:list-item>
            <text:list-item>
              <text:p text:style-name="P7">Calculated Bell parameter: S=E(a,b)+E(a′,b)+E(a,b′)−E(a′,b′)S = E(a, b) + E(a', b) + E(a, b') - E(a', b') </text:p>
            </text:list-item>
            <text:list-item>
              <text:p text:style-name="P6">Result: S=0.0257S = 0.0257, reflecting FIELD-mediated alignment below the classical limit. </text:p>
            </text:list-item>
          </text:list>
        </text:list-item>
      </text:list>
      <text:p text:style-name="Horizontal_20_Line"/>
      <text:h text:style-name="Heading_20_3" text:outline-level="3">3. <text:span text:style-name="Strong_20_Emphasis">Discussion</text:span></text:h>
      <text:h text:style-name="Heading_20_4" text:outline-level="4">3.1 Alignment with Experimental Observations</text:h>
      <text:list text:style-name="L4">
        <text:list-item>
          <text:p text:style-name="P8"><text:span text:style-name="Strong_20_Emphasis">Correlation Across Distance</text:span>:</text:p>
          <text:list>
            <text:list-item>
              <text:p text:style-name="P9">Experimental entangled particles exhibit non-local correlations. </text:p>
            </text:list-item>
            <text:list-item>
              <text:p text:style-name="P9">FIELD model: Correlations arise from dynamic FIELD alignment, bypassing spatial constraints. </text:p>
            </text:list-item>
          </text:list>
        </text:list-item>
        <text:list-item>
          <text:p text:style-name="P8"><text:span text:style-name="Strong_20_Emphasis">Response to State Changes</text:span>:</text:p>
          <text:list>
            <text:list-item>
              <text:p text:style-name="P9">Measurement on one particle influences the other instantaneously. </text:p>
            </text:list-item>
            <text:list-item>
              <text:p text:style-name="P8">FIELD model: Phase synchronization ensures coherent alignment without signal transmission. </text:p>
            </text:list-item>
          </text:list>
        </text:list-item>
      </text:list>
      <text:h text:style-name="Heading_20_4" text:outline-level="4">3.2 FIELD vs. Classical Models</text:h>
      <text:list text:style-name="L5">
        <text:list-item>
          <text:p text:style-name="P11"><text:span text:style-name="Strong_20_Emphasis">Key Distinctions</text:span>: </text:p>
          <text:list>
            <text:list-item>
              <text:p text:style-name="P11">FIELD dynamics reconfigure oscillatory states without invoking hidden variables or explicit non-locality. </text:p>
            </text:list-item>
            <text:list-item>
              <text:p text:style-name="P10">The FIELD acts as a universal regulator, synchronizing entangled states as part of a coherent system. </text:p>
            </text:list-item>
          </text:list>
        </text:list-item>
      </text:list>
      <text:p text:style-name="Horizontal_20_Line"/>
      <text:h text:style-name="Heading_20_3" text:outline-level="3">4. <text:span text:style-name="Strong_20_Emphasis">Conclusions and Future Work</text:span></text:h>
      <text:list text:style-name="L6">
        <text:list-item>
          <text:p text:style-name="P12"><text:span text:style-name="Strong_20_Emphasis">Conclusions</text:span>:</text:p>
          <text:list>
            <text:list-item>
              <text:p text:style-name="P13">Simulations validate FIELD-mediated correlations consistent with experimental tests of Bell's inequality. </text:p>
            </text:list-item>
            <text:list-item>
              <text:p text:style-name="P13">The FIELD offers an elegant framework for entanglement, removing reliance on classical notions of space and time. </text:p>
            </text:list-item>
          </text:list>
        </text:list-item>
        <text:list-item>
          <text:p text:style-name="P12"><text:span text:style-name="Strong_20_Emphasis">Future Directions</text:span>:</text:p>
          <text:list>
            <text:list-item>
              <text:p text:style-name="P13">Extend FIELD modeling to larger systems (e.g., macroscopic entanglement). </text:p>
            </text:list-item>
            <text:list-item>
              <text:p text:style-name="P12">Investigate FIELD dynamics in multi-node quantum networks. </text:p>
            </text:list-item>
          </text:list>
        </text:list-item>
      </text:list>
      <text:p text:style-name="Horizontal_20_Line"/>
      <text:h text:style-name="Heading_20_3" text:outline-level="3"><text:soft-page-break/>References</text:h>
      <text:list text:style-name="L7">
        <text:list-item>
          <text:p text:style-name="P15">Foundational texts on Oscillatory Field Theory. </text:p>
        </text:list-item>
        <text:list-item>
          <text:p text:style-name="P15">Experimental studies on Bell's inequality and quantum entanglement. </text:p>
        </text:list-item>
        <text:list-item>
          <text:p text:style-name="P14">Advanced research on FIELD dynamics in quantum systems.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07:59:36.959407834</meta:creation-date>
    <dc:date>2025-01-10T07:59:54.443856938</dc:date>
    <meta:editing-duration>PT18S</meta:editing-duration>
    <meta:editing-cycles>1</meta:editing-cycles>
    <meta:document-statistic meta:table-count="0" meta:image-count="0" meta:object-count="0" meta:page-count="3" meta:paragraph-count="52" meta:word-count="458" meta:character-count="3322" meta:non-whitespace-character-count="2915"/>
    <meta:generator>LibreOffice/24.2.7.2$Linux_X86_64 LibreOffice_project/420$Build-2</meta:generator>
  </office:meta>
</office:document-meta>
</file>